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font-size="9pt" style:font-size-asian="9pt" style:font-size-complex="9pt"/>
    </style:style>
    <style:style style:name="P4" style:family="paragraph" style:parent-style-name="Standard">
      <style:text-properties style:font-name="Times New Roman" fo:font-size="9pt" style:font-name-asian="Times New Roman1" style:font-size-asian="9pt" style:language-asian="it" style:country-asian="IT" style:font-name-complex="Times New Roman1" style:font-size-complex="9pt"/>
    </style:style>
    <style:style style:name="P5" style:family="paragraph" style:parent-style-name="Standard">
      <style:text-properties style:font-name="Times New Roman" fo:font-size="9pt" style:font-size-asian="9pt" style:font-name-complex="Times New Roman1" style:font-size-complex="9pt"/>
    </style:style>
    <style:style style:name="P6" style:family="paragraph" style:parent-style-name="Standard">
      <style:paragraph-properties fo:margin-left="0.635cm" fo:margin-right="0cm" fo:text-indent="0cm" style:auto-text-indent="false"/>
    </style:style>
    <style:style style:name="P7" style:family="paragraph" style:parent-style-name="Standard" style:master-page-name="Standard">
      <style:paragraph-properties style:page-number="auto"/>
    </style:style>
    <style:style style:name="P8" style:family="paragraph" style:parent-style-name="List_20_Paragraph" style:list-style-name="WWNum2"/>
    <style:style style:name="P9" style:family="paragraph" style:parent-style-name="List_20_Paragraph" style:list-style-name="WWNum5"/>
    <style:style style:name="P10" style:family="paragraph" style:parent-style-name="List_20_Paragraph" style:list-style-name="WWNum8"/>
    <style:style style:name="P11" style:family="paragraph" style:parent-style-name="List_20_Paragraph" style:list-style-name="WWNum10"/>
    <style:style style:name="P12" style:family="paragraph" style:parent-style-name="List_20_Paragraph" style:list-style-name="WWNum4"/>
    <style:style style:name="P13" style:family="paragraph" style:parent-style-name="List_20_Paragraph" style:list-style-name="WWNum7"/>
    <style:style style:name="P14" style:family="paragraph" style:parent-style-name="Header">
      <style:paragraph-properties fo:text-align="center"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10pt" style:font-size-asian="10pt" style:font-size-complex="10pt"/>
    </style:style>
    <style:style style:name="T3" style:family="text">
      <style:text-properties fo:color="#0563c1"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size="9pt" style:font-size-asian="9pt" style:font-size-complex="9pt"/>
    </style:style>
    <style:style style:name="T6" style:family="text">
      <style:text-properties fo:color="#0070c0" style:font-name="Times New Roman" fo:font-size="12pt" fo:font-weight="bold" style:font-name-asian="Times New Roman1" style:font-size-asian="12pt" style:language-asian="it" style:country-asian="IT" style:font-weight-asian="bold" style:font-name-complex="Times New Roman1" style:font-size-complex="12pt"/>
    </style:style>
    <style:style style:name="T7" style:family="text">
      <style:text-properties style:font-name="Times New Roman" fo:font-size="12pt" style:font-name-asian="Times New Roman1" style:font-size-asian="12pt" style:language-asian="it" style:country-asian="IT" style:font-name-complex="Times New Roman1" style:font-size-complex="12pt"/>
    </style:style>
    <style:style style:name="T8" style:family="text">
      <style:text-properties style:font-name="Times New Roman" fo:font-size="9pt" style:font-name-asian="Times New Roman1" style:font-size-asian="9pt" style:language-asian="it" style:country-asian="IT" style:font-name-complex="Times New Roman1" style:font-size-complex="9pt"/>
    </style:style>
    <style:style style:name="T9" style:family="text">
      <style:text-properties style:font-name="Times New Roman" fo:font-size="9pt" style:font-size-asian="9pt" style:font-name-complex="Times New Roman1" style:font-size-complex="9pt"/>
    </style:style>
    <style:style style:name="T10" style:family="text">
      <style:text-properties style:font-name="Arial Narrow"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text:span text:style-name="T1">PERSONAL INFORMATIONS</text:span></text:p>
      <text:p text:style-name="Standard"><text:span text:style-name="T2">Born: Florence 12 February 1975</text:span></text:p>
      <text:p text:style-name="Standard"><text:span text:style-name="T2">Address: via Fiorentina 257D Ponte alla Luna 50067 Rignano sull’Arno, Firenze</text:span></text:p>
      <text:p text:style-name="Standard"><text:span text:style-name="T1">CONTACTS:</text:span></text:p>
      <text:p text:style-name="Standard"><text:span text:style-name="T2">E-mail: </text:span><text:a xlink:type="simple" xlink:href="mailto:galliganilorenzo@gmail.com-" text:style-name="Internet_20_link" text:visited-style-name="Visited_20_Internet_20_Link"><text:span text:style-name="T2">galliganilorenzo@gmail.com-</text:span></text:a></text:p>
      <text:p text:style-name="Standard"><text:span text:style-name="T2"><text:s/>Website <text:s/>lorenzogalligani.com</text:span></text:p>
      <text:p text:style-name="Standard"><text:a xlink:type="simple" xlink:href="https://www.facebook.com/lorenzo.galligani.75" text:style-name="Internet_20_link" text:visited-style-name="Visited_20_Internet_20_Link"><text:span text:style-name="T3">https://www.facebook.com/lorenzo.galligani.75</text:span></text:a></text:p>
      <text:p text:style-name="Standard"><text:a xlink:type="simple" xlink:href="https://www.instagram.com/lorenzo_galligani/" text:style-name="Internet_20_link" text:visited-style-name="Visited_20_Internet_20_Link"><text:span text:style-name="T3">https://www.instagram.com/lorenzo_galligani/</text:span></text:a></text:p>
      <text:p text:style-name="P1"/>
      <text:p text:style-name="Standard"><text:span text:style-name="T2">Mobile:+393387872104</text:span></text:p>
      <text:p text:style-name="Standard"><text:span text:style-name="T1">EDUCATION AND TRAINING</text:span></text:p>
      <text:list xml:id="list5530145902609122371" text:style-name="WWNum2">
        <text:list-item>
          <text:p text:style-name="P8"><text:span text:style-name="T2">2017_apprenticeship alluminium casting Tailleur Maestro Ricardo Motilla</text:span></text:p>
        </text:list-item>
        <text:list-item>
          <text:p text:style-name="P8"><text:span text:style-name="T2">2016- apprenticeship bronze <text:s/>casting Tailleur Maestro Ricardo Motilla</text:span></text:p>
        </text:list-item>
        <text:list-item>
          <text:p text:style-name="P8"><text:span text:style-name="T2">2016- apprenticeship bronze casting Tailleur Maestro Ricardo Motilla</text:span></text:p>
        </text:list-item>
        <text:list-item>
          <text:p text:style-name="P8"><text:span text:style-name="T2">2014 Sculpture teacher Liceo Dei Colli Firenze ITALY</text:span></text:p>
        </text:list-item>
        <text:list-item>
          <text:p text:style-name="P8"><text:span text:style-name="T2">2010- Modern art course, Patrizio Travagli</text:span></text:p>
        </text:list-item>
        <text:list-item>
          <text:p text:style-name="P8"><text:span text:style-name="T2">2000-Sculpting and modeling course, Maestro Alessandro De’Luca Bandini</text:span></text:p>
        </text:list-item>
        <text:list-item>
          <text:p text:style-name="P8"><text:span text:style-name="T2">1999-2000 Restorer at Meridiana Restauri srl</text:span></text:p>
        </text:list-item>
        <text:list-item>
          <text:p text:style-name="P8"><text:span text:style-name="T2">1996-1998 Restorer on my own workshop</text:span></text:p>
        </text:list-item>
        <text:list-item>
          <text:p text:style-name="P8"><text:span text:style-name="T2">1993-1995- apprenticeship gilding, Maestro Piero Gamannossi</text:span></text:p>
        </text:list-item>
        <text:list-item>
          <text:p text:style-name="P8"><text:span text:style-name="T2">1993-1995- apprenticeship wood restoring, Maestro Rolando Mantellassi</text:span></text:p>
        </text:list-item>
        <text:list-item>
          <text:p text:style-name="P8"><text:span text:style-name="T2">1994 –apprenticeship stone masonry e restoring, Maestro Vasco Baldi</text:span></text:p>
        </text:list-item>
        <text:list-item>
          <text:p text:style-name="P8"><text:span text:style-name="T2">1993—1995 scuola di restauro CFP Toscana wood restoring and gilding</text:span></text:p>
        </text:list-item>
        <text:list-item>
          <text:p text:style-name="P8"><text:span text:style-name="T2">1990-1991 Scuola edile Firenze e Opificio delle pietre dure, course as stonecutter and stones restorer.</text:span></text:p>
        </text:list-item>
      </text:list>
      <text:p text:style-name="Standard"><text:span text:style-name="T1">TEACHING AND COURSES</text:span></text:p>
      <text:list xml:id="list4861678592605056499" text:style-name="WWNum5">
        <text:list-item>
          <text:p text:style-name="P9"><text:span text:style-name="T5">2010-2020 <text:s/>Sculpture head teacher </text:span><text:a xlink:type="simple" xlink:href="http://www.accademiadarte.it/it/default.htm" text:style-name="Internet_20_link" text:visited-style-name="Visited_20_Internet_20_Link"><text:span text:style-name="T5">AD’A</text:span></text:a><text:span text:style-name="T5"> <text:s text:c="136"/>Director <text:s/></text:span><text:a xlink:type="simple" xlink:href="https://www.facebook.com/pg/Accademia-Galligani-art-school-Florence-1577044362552854/about/" text:style-name="Internet_20_link" text:visited-style-name="Visited_20_Internet_20_Link"><text:span text:style-name="T5">Accademia Galligani </text:span></text:a><text:span text:style-name="T5"><text:s/>art school SINCE 2013</text:span></text:p>
        </text:list-item>
        <text:list-item>
          <text:p text:style-name="P9"><text:span text:style-name="T2">2014-2015 Sculpting professor at Università Dei colli Firenze, marble workshop, clay modeling</text:span></text:p>
        </text:list-item>
        <text:list-item>
          <text:p text:style-name="P9"><text:a xlink:type="simple" xlink:href="http://www.yourtuscanrenaissance.com/lorenzo-galligani" text:style-name="Internet_20_link" text:visited-style-name="Visited_20_Internet_20_Link"><text:span text:style-name="T5">Your Tuscan Reinassence </text:span></text:a><text:span text:style-name="T5"><text:s/>2016</text:span></text:p>
        </text:list-item>
      </text:list>
      <text:p text:style-name="Standard"><text:span text:style-name="T1">EXHIBITIONS</text:span></text:p>
      <text:p text:style-name="P2"><text:soft-page-break/></text:p>
      <text:list xml:id="list6056213601672877841" text:style-name="WWNum8">
        <text:list-item>
          <text:p text:style-name="P10"><text:span text:style-name="T2">2024- Trasmissioni Ad'a loggiati del Pellegrino comune di Impruneta</text:span></text:p>
        </text:list-item>
        <text:list-item>
          <text:p text:style-name="P10"><text:span text:style-name="T2">2023- personale Per Aspera Ad Astra c/o <text:s/>showroom Fonderia Artistica Del Giudice</text:span></text:p>
        </text:list-item>
        <text:list-item>
          <text:p text:style-name="P10"><text:span text:style-name="T2">2022- Ti racconto l’immagine disvelata –Galleria comunale d’arte contemporanea Palazzo Giorgi Poppi Ar</text:span></text:p>
        </text:list-item>
        <text:list-item>
          <text:p text:style-name="P10"><text:span text:style-name="T2">2019-. La nuova Accademia: la ricerca dell’essenza nello studio delle forme- Regione Toscana Palazzo del Pegaso</text:span></text:p>
        </text:list-item>
        <text:list-item>
          <text:p text:style-name="P10"><text:span text:style-name="T2">2017 -Premio Comel. Special mention</text:span></text:p>
        </text:list-item>
        <text:list-item>
          <text:p text:style-name="P10"><text:span text:style-name="T2">2017-.Historical archives of the european union-Firenze ITALY</text:span></text:p>
        </text:list-item>
        <text:list-item>
          <text:p text:style-name="P10"><text:span text:style-name="T2">2017- Arturo, Firenze ITALY</text:span></text:p>
        </text:list-item>
        <text:list-item>
          <text:p text:style-name="P10"><text:span text:style-name="T2">2017- Universidad De la Salle Bajio ,Lèon , MX</text:span></text:p>
        </text:list-item>
        <text:list-item>
          <text:p text:style-name="P10"><text:span text:style-name="T2">2016- Mode, Hotel Baglioni Firenze ITALY</text:span></text:p>
        </text:list-item>
        <text:list-item>
          <text:p text:style-name="P10"><text:span text:style-name="T2">2016- Universidad De la Salle Bajio ,Lèon , MX</text:span></text:p>
        </text:list-item>
        <text:list-item>
          <text:p text:style-name="P10"><text:span text:style-name="T2">2015- Sala Consiliare comune di Lastra a Signa, Firenze ITALY</text:span></text:p>
        </text:list-item>
        <text:list-item>
          <text:p text:style-name="P10"><text:span text:style-name="T2">2014- Museo di San Francesco Greve in Chianti, Firenze ITALY</text:span></text:p>
        </text:list-item>
        <text:list-item>
          <text:p text:style-name="P10"><text:span text:style-name="T2">2014- Sala Consiliare del Comune - Fiesole, Firenze ITALY https://www.youtube.com/watch?v=Bs3w9qpaCtY#action=share</text:span></text:p>
        </text:list-item>
        <text:list-item>
          <text:p text:style-name="P10"><text:span text:style-name="T2">2013- Biblioteca Pubblica di San Casciano Val di Pesa, Firenze ITALY</text:span></text:p>
        </text:list-item>
        <text:list-item>
          <text:p text:style-name="P10"><text:span text:style-name="T2">2013- Biennale della Pietra di Castel San Niccolò, Arezzo ITALY</text:span></text:p>
        </text:list-item>
        <text:list-item>
          <text:p text:style-name="P10"><text:span text:style-name="T2">2009- Palazzo Ghibellino in Empoli, Firenze ITALY</text:span></text:p>
        </text:list-item>
      </text:list>
      <text:p text:style-name="P6"/>
      <text:p text:style-name="P6"/>
      <text:p text:style-name="Standard"><text:span text:style-name="T1">COLLECTIONS</text:span></text:p>
      <text:list xml:id="list2715003959543833092" text:style-name="WWNum10">
        <text:list-item>
          <text:p text:style-name="P11">“Memoria” permanent exhibition Mi museo Universidad De la Salle Bajio, Lèon, Guanajuato MX</text:p>
        </text:list-item>
      </text:list>
      <text:p text:style-name="P6"/>
      <text:list xml:id="list30326356" text:continue-numbering="true" text:style-name="WWNum10">
        <text:list-item>
          <text:p text:style-name="P11"><text:span text:style-name="T1">WORKSHOPS and TEACHING</text:span></text:p>
        </text:list-item>
      </text:list>
      <text:list xml:id="list7007237637770873312" text:style-name="WWNum4">
        <text:list-item>
          <text:p text:style-name="P12"><text:span text:style-name="T2">2019-Visiting professor Universidad De la Salle Bajio, Lèon, Guanajuato MX </text:span></text:p>
        </text:list-item>
        <text:list-item>
          <text:p text:style-name="P12"><text:span text:style-name="T2">2017-Visiting professor Universidad De la Salle Bajio, Lèon, Guanajuato MX</text:span></text:p>
        </text:list-item>
        <text:list-item>
          <text:p text:style-name="P12"><text:span text:style-name="T2">2016-Visiting professor Universidad De la Salle Bajio, Lèon, Guanajuato MX</text:span></text:p>
        </text:list-item>
        <text:list-item>
          <text:p text:style-name="P12"><text:span text:style-name="T2">2014 Greve in Chianti, S. Francesco marble workshop</text:span></text:p>
        </text:list-item>
      </text:list>
      <text:list xml:id="list876047950327892040" text:style-name="WWNum7">
        <text:list-item>
          <text:p text:style-name="P13"><text:span text:style-name="T2">2013 Lastra a Signa, marble workshop</text:span></text:p>
        </text:list-item>
      </text:list>
      <text:p text:style-name="P1"/>
      <text:p text:style-name="P3"/>
      <text:p text:style-name="P3"><text:soft-page-break/></text:p>
      <text:p text:style-name="Standard"><text:span text:style-name="T1">ARTICLES</text:span></text:p>
      <text:p text:style-name="Standard"><text:a xlink:type="simple" xlink:href="http://www.premiocomel.it/it/2018/02/intervista-a-lorenzo-galligani/" text:style-name="Internet_20_link" text:visited-style-name="Visited_20_Internet_20_Link"><text:span text:style-name="T6">Comel</text:span></text:a></text:p>
      <text:p text:style-name="Standard"><text:a xlink:type="simple" xlink:href="http://www.artribune.com/mostre-evento-arte/un-omaggio-alla-citta-di-fiesole" text:style-name="Internet_20_link" text:visited-style-name="Visited_20_Internet_20_Link">Artribune</text:a><text:span text:style-name="T7"> </text:span></text:p>
      <text:p text:style-name="Standard"><text:a xlink:type="simple" xlink:href="http://www.toscanacultura.it/la-toscana-dicembre-2013/" text:style-name="Internet_20_link" text:visited-style-name="Visited_20_Internet_20_Link"><text:span text:style-name="T7">Toscana cultura</text:span></text:a></text:p>
      <text:p text:style-name="Standard"><text:a xlink:type="simple" xlink:href="http://glob-arts.blogspot.it/2013/12/formalucecolore.html" text:style-name="Internet_20_link" text:visited-style-name="Visited_20_Internet_20_Link"><text:span text:style-name="T7">Globarts</text:span></text:a></text:p>
      <text:p text:style-name="Standard"><text:a xlink:type="simple" xlink:href="http://www.reportpistoia.com/arte/item/8224-fiesole-raccontata-dalle-sculture-e-pitture-di-andrea-simoncini-e-lorenzo-galligani.html" text:style-name="Internet_20_link" text:visited-style-name="Visited_20_Internet_20_Link">Report Pistoia</text:a><text:span text:style-name="T7"> </text:span></text:p>
      <text:p text:style-name="Standard"><text:a xlink:type="simple" xlink:href="http://www.gonews.it/2014/06/24/un-omaggio-alla-citta-nella-pittura-e-nella-scultura-la-mostra-di-simoncini-e-galligani-alla-sala-consiliare/" text:style-name="Internet_20_link" text:visited-style-name="Visited_20_Internet_20_Link"><text:span text:style-name="T7">Gonews</text:span></text:a></text:p>
      <text:p text:style-name="Standard"><text:a xlink:type="simple" xlink:href="http://www.maxwell.com.mx/articulos/el-arte-de-aprender-y-compartir-el-arte" text:style-name="Internet_20_link" text:visited-style-name="Visited_20_Internet_20_Link">Maxwell</text:a><text:span text:style-name="T7"> <text:s/><text:line-break/></text:span></text:p>
      <text:p text:style-name="P4"/>
      <text:p text:style-name="Standard"><text:span text:style-name="T7"><text:s/>Full </text:span><text:a xlink:type="simple" xlink:href="https://www.dropbox.com/pri/get/catalogo%20lg/catalogoLG.pdf?_subject_uid=447373894&amp;w=AADGjzwxkIkoZSXmhGWwJHTS_SewKE2ivsk2TZi_fS8Pqw" text:style-name="Internet_20_link" text:visited-style-name="Visited_20_Internet_20_Link">Catalogo</text:a><text:span text:style-name="T7"> a cura di Caterina Pacenti on dropbox </text:span></text:p>
      <text:p text:style-name="P4"/>
      <text:p text:style-name="P4"/>
      <text:p text:style-name="P4"/>
      <text:p text:style-name="P4"/>
      <text:p text:style-name="P4"/>
      <text:p text:style-name="P4"/>
      <text:p text:style-name="Standard"><text:span text:style-name="T8">Lorenzo è un figlio del Rinascimento, nato a Firenze. Ha iniziato la sua carriera artistica come restauratore di mobili e sculture di pregio. Ispirato da Adolfo Wildt, un rinomato scultore dei primi del ‘900. Lorenzo ha progredito nella ricerca e si è immerso profondamente nel mondo della scultura. Il suo insegnante più importante è stato Vasco Baldi, con il quale studiò per molti anni. Baldi fu il maestro scultore incaricato del restauro del Duomo a Firenze per trentotto anni.</text:span></text:p>
      <text:p text:style-name="P4"/>
      <text:p text:style-name="Standard"><text:span text:style-name="T8">Conoscendo profondamente la tecnica della scultura antica Lorenzo si spinge alla ricerca di espressioni moderne, per questo è entrato nel mondo del cinema ed è stato coinvolto nella produzione cinematografica. Questo gli ha permesso di sposare alla scultura una prospettiva attuale. Forte in se stesso e nella sua arte, Lorenzo ha intrapreso il viaggio di esprimere il suo stile unico e personale.</text:span></text:p>
      <text:p text:style-name="Standard"><text:span text:style-name="T8">In concomitanza con il suo lavoro di scultore, Lorenzo ha assunto l'incarico di professore di scultura presso l'Accademia d'Arte ADA situata nel cuore del centro storico di Firenze. Ha ricoperto questa posizione per dieci anni.</text:span></text:p>
      <text:p text:style-name="Standard"><text:span text:style-name="T8"><text:s/></text:span></text:p>
      <text:p text:style-name="Standard"><text:span text:style-name="T8">Lorenzo è famoso anche per il suo lavoro di scultore in bronzo e alluminio, ma la sua profonda passione è quella di dare vita al marmo di Carrara. Attualmente lavora nel suo studio a Firenze dove è visitato da scultori di alto livello internazionale che vengono per affinare la loro prospettiva artistica e tecnica. Vende il suo lavoro a livello internazionale.</text:span></text:p>
      <text:p text:style-name="P4"/>
      <text:p text:style-name="Standard"><text:bookmark text:name="Bookmark"/><text:span text:style-name="T8">ARTIST STATEMENT</text:span></text:p>
      <text:p text:style-name="Standard"><text:span text:style-name="T8">Mi affido alle mie radici rinascimentali e a ciò che vivo nel mio ambiente per indirizzare il mio lavoro. Il mio obiettivo è tradurre questa estetica combinata in un vocabolario moderno che sia accessibile nel nostro tempo. Comincio ogni nuovo lavoro con un'intensa ricerca sull’argomento che mi interessa esporre, una ricerca guidata dalla necessità di rendere l'intensità interiore delle mie osservazioni in una rappresentazione esterna facilmente accessibile. Il mio desiderio è quello di risvegliare la naturale curiosità ed entusiasmo che stanno sopiti nell'osservatore . Vorrei essere il traduttore di un ambiente altro, di cui nel nostro mondo frenetico, spesso non ci accorgiamo.</text:span><text:span text:style-name="T9"> </text:span></text:p>
      <text:p text:style-name="P5"/>
      <text:p text:style-name="Standard"><text:soft-page-break/><text:span text:style-name="T9">NOTA BIOGRAFICA E BOZZA CRITICA a cura di Caterina Pacenti</text:span></text:p>
      <text:p text:style-name="Standard"><text:span text:style-name="T9">Lorenzo Galligani nasce a Firenze il 12 febbraio 1975 </text:span></text:p>
      <text:p text:style-name="Standard"><text:span text:style-name="T9">Nei primi anni Novanta frequenta un corso per scalpellino e restauro lapideo con il maestro Vasco Baldi, ed uno regionale per il restauro del legno e la doratura. La stima per il docente, che giovanissimo fu maestro dell’Opera del Duomo di Firenze e da sempre dotato di tecnica sopraffina, è grande. Ed è proprio sotto la guida di maestri artigiani come Vasco, Luciano Colombaioni, Rolando Mantellassi e Piero Gamannossi che Lorenzo impara le tecniche di restauro e di lavoro dei materiali. Di questi anni i primi tentativi di scolpire figure a tutto tondo e già notevoli le sue capacità; egli è in grado di una qualità tale da far scambiare una sua opera, anticata, per un originale. Viene chiamato per il servizio militare e, alla fine del 1995, rileva una bottega storica di restauro in via Ridolfi, che diviene ben presto luogo di incontro, scambio e ritrovo di amici ed appassionati e dove trascorre alcuni degli anni più belli della sua giovinezza. Rimane tuttavia aperta meno di due anni a causa dello sfratto da parte della Regione per la realizzazione di un ambiente della casa dello studente, iniziata tuttavia solo un decennio dopo. Lavora per la Meridiana Restauri, partecipando ad importanti cantieri fra i quali quelli di Santa Croce, Palazzo Pitti a Firenze, Forma squadrata con taglio di Henry Moore, Santa Maria delle Carceri a Prato ed il Colosseo a Roma che lo porta a vivere nella Città Eterna per circa sei mesi. In questi anni tante le esperienze di Lorenzo nel campo del cinema e come tecnico delle luci. Inizia a scolpire regolarmente il marmo con passione e, negli anni, uno dopo l’altro, viene a costituirsi un bel nucleo di opere di significativa qualità e bellezza. Esegue inoltre alcuni pezzi su commissione. Espone alla Gadarte a Firenze nel 2006, al Palazzo Ghibellino di Empoli nel 2009, nel 2013 prima alla Biennale della Pietra di Castel San Niccolò e poi presso la Biblioteca Comunale di San Casciano Val di Pesa e Chimera Arte ad Arezzo, nel 2014 espone nel palazzo comunale di Fiesole e in quello di Signa e tiene la sua prima personale presso il Museo diSan Francesco a Greve in Chianti dove ottiene numerosi consensi e apprezzamenti riuscendo a coinvolgere e affascinare il pubblico con le sue opere. <text:s/></text:span></text:p>
      <text:p text:style-name="Standard"><text:span text:style-name="T9">In tempi nei quali l’arte si va facendo sempre più criptica, non comprensibile e accessibile a pochi, stiamo andando insomma verso forme d’arte per “addetti ai lavori”, le opere di Lorenzo sono invece ancora capaci di quella naturale forza comunicativa propria delle opere cariche di significati che vengono loro da dentro e non da fuori. Straordinaria l’onestà intellettuale, artistica e di linguaggio che traluce dalle sue sculture; il suo fare arte esula infatti da ogni ricerca o scelta commerciale, da ogni concettualismo, filosofia, forzatura nelle idee e nelle forme, dando vita così ad opere che rispondono unicamente alla logica e percezione dell’artista. Lorenzo lavora con passione e per passione, ma soprattutto per necessità interiore di esprimere, comunicare e di portare</text:span></text:p>
      <text:p text:style-name="Standard"><text:span text:style-name="T9">la propria mente e sensibilità in un mondo altro che ispiri l’uomo e guidi la mano abile dello scultore. Il suo operare è caratterizzato da un fare “di getto”, non c’è prova in gesso né modello in terracotta, il processo creativo parte e si esaurisce dalla materia; in tal modo egli riesce a conservare l’entusiasmo e l’istintività che sente come la parte più bella ed emotivamente significativa del suo fare arte. La perizia nel lavorare il marmo è tratto distintivo ed evidente, gli strumenti sono quelli classici, tradizionali; l’arte per Lorenzo ha a che fare anche con la tecnica, con la capacità, che niente toglie alla spontaneità del gesto artistico ed alla genuinità di linguaggio. La mano segue così, con straordinaria disinvoltura l’idea che prende forma nella mente, mentre i volumi vanno definendosi con grande naturalezza per arte di levare. Affascinante il suo rapporto con la materia, che definirei sensuale e spirituale al tempo stesso. Lorenzo si approccia al marmo e alla scultura attraverso i sensi; gira intorno al blocco, lo accarezza, lo tocca, ne ama l’odore e, sulla sua pelle, la polvere candida, prova il dolore e la fatica del lavoro nel quale, in modo quasi terapeutico, riversa il suo mondo interiore con le sue gioie e dolori, le sue luci ed ombre. L’arte di Lorenzo nasce nel silenzio, in una dimensione atemporale ed è così che, attraverso l’elevazione spirituale, toccando la materia, la pietra, questa diviene, sotto le sue mani, palpitante di vita dove la vita sembra così impossibile e che ogni singola opera si fa linguaggio universale di quella bellezza senza orpelli e di quella poesia del silenzio che sole costituiscono lo spazio intorno alle sue candide forme. Non è solo la bellezza indiscussa delle sue opere che parla di bellezza ma è il suo approccio, il suo rapporto, il suo rispetto per il marmo e per la scultura che ne parlano. L’arte di Lorenzo ci induce infatti ad un’inevitabile riflessione sul bello, che qui non nasce dalla perfezione delle proporzioni, ma è la naturalezza, l’onestà formale nel restituire ad ogni soggetto, oggetto o persona, la sua dignità di cosa reale che, sublimata nell’arte, si fa poesia per gli occhi di coloro che vanno scoprendo la verità e l’essenza.</text:span></text:p>
      <text:p text:style-name="Standard"><text:span text:style-name="T9">L’artista</text:span></text:p>
      <text:p text:style-name="Standard"><text:span text:style-name="T9">La morbidezza dei modellati, il trattamento libero dei dettagli, i soggetti scelti divengono dunque la materializzazione di tutti questi valori e capacità, uniti da un palpabile amore per la scultura ed in particolare per il marmo, per i quali egli nutre un rispetto wiltdiano, riflesso della formazione dell’artista che prima di essere scultore fu allievo di un grande maestro scalpellino. Lorenzo ama infatti così tanto il marmo come solo uno scalpellino può, con profonda considerazione della natura, del lavoro dei cavatori, della fatica dell’uomo. Le sue opere parlano in primis di tutto di ciò che dietro all’opera c’è. L’approccio ed il rapporto che l’artista ha con la scultura si basa sulla luce, che in lui si fa riflessione di tipo fisico e naturale ma anche spirituale: la luce, che rende vibranti le superfici, viene da fuori e da dentro la materia stessa, la quale trattiene un po’ del calore e dell’energia dei raggi che cercano di penetrarla. La luce è tutto; è complice della magia che il marmo riesce a trasmettere, è forse il vero segreto della sua bellezza, del suo fascino e insieme del suo mistero. La materia non necessita di una finitezza che la faccia brillare e luccicare, l’artificio non è necessario all’idea del bello che Lorenzo ha; l’ultima finitura appare così come l’ultimo soffio lieve che porta via la polvere del duro lavoro, per arrivare ad una superficie “soffiata” e dolce – non brillante e luccicante – a conservare la bellezza di quel materiale, il marmo, che lo affascina, inducendolo, in una sorta di rapporto privilegiato con questo, nel percorrere la via dell’arte. La sua poesia è quella di un’anima ancora capace di meravigliarsi. Ogni cosa e persona si sublima diventando opera che parla all’uomo dell’uomo e dei suoi affetti; è la poesia delle “piccole cose” che si fanno pilastri per chi sa ascoltare quella voce che dal profondo urla la necessità di queste di farsi arte. Il silenzio è il vero protagonista delle sue sculture che, nel loro tacere, sussurrano parole che raccontano di sentimenti, emozioni, sensazioni, affetto e sensualità, attraverso una bellezza che è dei soggetti in loro stessi, nella loro sostanza ed </text:span><text:soft-page-break/><text:span text:style-name="T9">essenzialità, prima ancora che nella perfezione, nella proporzione delle loro carni e nella loro resa. Lorenzo non riproduce infatti la realtà ma la fa rivivere nelle sue opere caricandola di una poesia e un lirismo che fanno di ogni cosa bello allo stato puro, dando vita ad opere sostanzialmente irripetibili che portano il segno indelebile del processo artistico e creativo che le ha generate. La materia ruvida e levigata, grezza e lavorata, naturale e naturalmente modellata si piega, sotto le mani dello scultore, all’arte; diventa sua serva, sua complice, sua ispiratrice e Musa e, allo stesso tempo, sua dea, sua imprescindibile compagna lungo il cammino della vita e dell’arte. E così come la materia si fa serva, si piega all’arte, l’arte modificandola, sublimandola, dona lei quel soffio vitale che è delle creature viventi, rendendola eterna. Il linguaggio artistico di Lorenzo parla dunque, al tempo stesso, di classicismo e modernità, di purismo e afflati romantici; difficile stabilire i confini, come per molti artisti di ogni tempo, del suo fare arte. La poesia delle sue opere, che sembra appartenere ad un mondo così lontano, fa di lui un’artista dalla sensibilità ormai perduta nel tempo, ma quanto mai contemporaneo e attuale.</text:span></text:p>
      <text:p text:style-name="Standard"><text:span text:style-name="T8">Nell’opera di Lorenzo l’arte si spoglia di ogni forzatura nei contenuti e nelle forme, di ogni astrazione e sofisticazione, prediligendo una modalità espressiva di rara onestà intellettuale e artistica, rispondente unicamente alla sua sensibilità ed idee, rendendo omaggio alla materia e alla scultura. La sua arte si spoglia di ogni orpello per diventare essenziale, come è sentita essenziale dall’artista stesso, perché la poesia è già nella materia, nei soggetti, nei gesti, nei dettagli, è già in ogni cosa per come essa è ed è percepita da Lorenzo. </text:span></text:p>
      <text:p text:style-name="Standard"><text:span text:style-name="T8">Le sue opere divengono dunque la materializzazione di tutti questi valori uniti da un palpabile amore per la scultura ed in particolare per il marmo, per i quali egli nutre un rispetto wildtiano che nasce dall’umiltà nell’approccio e che è riflesso della formazione di Lorenzo, il quale prima di essere scultore, come lui racconta e sottolinea, fu allievo di un grande scalpellino. </text:span></text:p>
      <text:p text:style-name="Standard"><text:span text:style-name="T8">È così che, nel silenzio, le sue mani animano il marmo che, complice la luce, si fa palpitante di emozioni, poesia, sensualità e carico di meraviglia.</text:span></text:p>
      <text:p text:style-name="Standard"><text:span text:style-name="T8">In tempi nei quali l’arte si va facendo sempre più criptica, non comprensibile e accessibile a pochi, stiamo andando insomma verso forme d’arte per “addetti ai lavori”, le opere di Lorenzo sono invece ancora capaci di quella naturale forza comunicativa propria delle opere cariche di significati che vengono loro da dentro e non da fuori.</text:span></text:p>
      <text:p text:style-name="Standard"><text:span text:style-name="T8">Straordinaria l’onestà intellettuale, artistica e di linguaggio che traluce dalle sue sculture; il suo fare arte esula infatti da ogni ricerca o scelta commerciale, da ogni concettualismo, filosofia, forzatura nelle idee e nelle forme, dando vita così ad opere che rispondono unicamente alla logica e percezione dell’artista. Lorenzo lavora con passione e per passione, ma soprattutto per necessità interiore di esprimere, comunicare e di portare la propria mente e sensibilità in un mondo altro che ispiri l’uomo e guidi la mano abile dello scultore. Il suo operare è caratterizzato da un fare “di getto”, non c’è gessetto o prova in terracotta, il processo creativo parte e si esaurisce dalla materia; in tal modo egli riesce a conservare l’entusiasmo e l’istintività che sente come la parte più bella ed emotivamente significativa del suo fare arte. La perizia nel lavorare il marmo è tratto distintivo ed evidente, gli strumenti sono quelli classici, tradizionali; l’arte per Lorenzo ha a che fare anche con la tecnica, con la capacità, che niente toglie alla spontaneità del gesto artistico ed alla genuinità di linguaggio. La mano segue così, con straordinaria disinvoltura l’idea che prende forma nella mente, mentre i volumi vanno definendosi con grande naturalezza per arte di levare. Affascinante il suo rapporto con la materia, che definirei sensuale e spirituale al tempo stesso. Lorenzo si approccia al marmo e alla scultura attraverso i sensi; gira intorno al blocco, lo accarezza, lo tocca, ne ama l’odore e, sulla sua pelle, la polvere candida, prova il dolore e la fatica del lavoro nel quale, in modo quasi terapeutico, riversa il suo mondo interiore con le sue gioie e dolori, le sue luci ed ombre. L’arte di Lorenzo nasce nel silenzio, in una dimensione atemporale e, attraverso l’elevazione spirituale, egli tende alla bellezza ed è così che toccando la materia, la pietra questa diviene, sotto le sue mani, palpitante di vita dove la vita sembra così impossibile e che ogni singola opera si fa linguaggio universale di quella bellezza senza orpelli e di quella poesia del silenzio che sole costituiscono lo spazio intorno alle sue candide forme. Non è solo la bellezza indiscussa delle sue opere che parla di bellezza ma è il suo approccio, il suo rapporto, il suo rispetto per il marmo e per la scultura che ne parlano. L’arte di Lorenzo ci induce infatti ad un’inevitabile riflessione sulla bellezza, che qui non nasce dalla perfezione delle proporzioni, ma è la naturalezza, l’onestà formale nel restituire ad ogni soggetto, oggetto o persona, la loro dignità di cose reali che però, sublimate nell’arte, si fanno poesia per gli occhi di coloro che, girando intorno, vanno scorgendo la verità e l’essenza delle cose. La bellezza delle forme, la morbidezza dei modellati, il trattamento libero dei dettagli, i soggetti scelti divengono dunque la materializzazione di tutti questi valori e capacità, uniti da un palpabile amore per la scultura ed in particolare per il marmo, per i quali egli nutre un rispetto wiltdiano, riflesso della formazione dell’artista che prima di essere scultore fu allievo di un grande maestro scalpellino. Lorenzo ama infatti così tanto il marmo come solo uno scalpellino può, con profondo rispetto della natura, del lavoro dei cavatori, della fatica dell’uomo. Le sue opere parlano in primis di tutto di ciò che c’è dietro al pezzo di marmo. L’approccio ed il rapporto che l’artista ha con la scultura si basa sulla luce, che in lui si fa riflessione di tipo fisico e naturale ma anche spirituale: la luce, che rende vibranti le superfici, viene da fuori e da dentro la materia stessa, la quale trattiene un po’ del calore e dell’energia dei raggi che cercano di penetrarla. La luce è tutto; è complice della magia che il marmo riesce a trasmettere, è forse il vero segreto della sua bellezza, del suo fascino e insieme del suo mistero. La materia non necessita di una finitezza che la faccia brillare e luccicare, l’artificio non è necessario all’idea di bellezza che Lorenzo ha; l’ultima finitura appare così come l’ultimo soffio lieve che porta via la polvere del duro lavoro sul marmo, per arrivare ad una superficie “soffiata” e dolce – non brillante e luccicante – a conservare la bellezza di quel materiale, il marmo, che lo affascina, inducendolo, in una sorta di rapporto privilegiato con questo, a percorrere la via dell’arte. La sua poesia è quella di un’anima ancora capace di meravigliarsi. Ogni cosa e persona si sublima nell’arte diventando opera che parla all’uomo dell’uomo e dei suoi affetti; è la poesia delle “piccole cose” che si fanno pilastri per chi sa ascoltare quella voce che dal profondo urla la necessità di queste di farsi arte e bellezza. Il silenzio è il vero protagonista delle sue sculture che, nel loro tacere, sussurrano parole che raccontano di sentimenti, emozioni, sensazioni, affetto e sensualità, attraverso una bellezza che è per prima dei soggetti in loro stessi, nella loro sostanza, essenzialità, prima ancora che nella perfezione, nella proporzione delle loro carni e nella loro resa. Lorenzo non riproduce infatti la realtà ma la fa rivivere nelle sue opere </text:span><text:soft-page-break/><text:span text:style-name="T8">caricandola di una poesia e un lirismo che fanno di ogni cosa bellezza allo stato puro, dando vita ad opere sostanzialmente irripetibili che portano il segno indelebile del processo artistico e creativo che le ha generate. La materia ruvida e levigata, grezza e sublimata, naturale e naturalmente modellata si piega, sotto le mani dello scultore, all’arte; diventa sua serva, sua complice, sua ispiratrice e Musa e, allo stesso tempo, sua dea, sua imprescindibile compagna lungo il percorso dell’arte e della vita. E così come la materia si fa serva, si piega all’arte, l’arte modificandola, sublimandola, dona lei quell'afflato vitale che è delle creature viventi, rendendola eterna. Il linguaggio artistico di Lorenzo parla dunque, al tempo stesso, di classicismo e modernità, di purismo e afflati romantici; difficile stabilire i confini, come per molti artisti di ogni tempo, del suo fare arte. Il linguaggio attraverso il quale si rivolge all’uomo è quello dell’arte e della bellezza. La poesia delle sue opere, che sembra appartenere ad un mondo così lontano, fa di lui un’artista dalla sensibilità ormai perduta nel tempo, ma quanto mai contemporaneo e attuale.</text:span></text:p>
      <text:p text:style-name="P4"/>
      <text:p text:style-name="Standard"><text:span text:style-name="T8">Intervista a Lorenzo Galligani </text:span></text:p>
      <text:p text:style-name="Standard"><text:span text:style-name="T8">Menzione speciale della Giuria Premio COMEL 2017</text:span></text:p>
      <text:p text:style-name="Standard"><text:span text:style-name="T8">Scultore fiorentino (classe 1975), formatosi tra l’Italia e il Messico. Ha affinato la propria tecnica lavorando come scultore della pietra e del legno, con preferenza per il marmo. Esperto restauratore, si è occupato di opere prestigiose e ha portato il suo contributo di artista e studioso in diversi workshop universitari, in qualità di Visiting Professor in Italia e Messico . È Direttore dell’Accademia Galligani di Firenze. Modella sculture attraverso metodi tradizionali e a mano: una scelta che trasmette ai suoi studenti e che consente loro di sviluppare una migliore conoscenza e comprensione del necessario controllo delle tecniche per crescere nella loro progettualità.</text:span></text:p>
      <text:p text:style-name="P4"/>
      <text:p text:style-name="P4"/>
      <text:p text:style-name="P4"/>
      <text:p text:style-name="Standard"><text:span text:style-name="T8">Intervista a cura di Rosa Manauzzi</text:span></text:p>
      <text:p text:style-name="Standard"><text:span text:style-name="T8">Le prime esperienze formative la vedono, negli anni ’90, cimentarsi con foglie d’oro, restaurazione di opere in legno e lavorazione della pietra. A che età è scoccata la prima scintilla per l’arte? <text:s/></text:span></text:p>
      <text:p text:style-name="Standard"><text:span text:style-name="T8">Ho iniziato ad interessarmene in quel periodo attraverso il restauro, anche se i miei genitori hanno dipinto in passato, la curiosità è arrivata verso i 16 anni,e in maniera più incisiva verso i 20.</text:span></text:p>
      <text:p text:style-name="P4"/>
      <text:p text:style-name="Standard"><text:span text:style-name="T8">Artista fiorentino per antonomasia, completamente immerso nel Rinascimento di Firenze. Però anche esploratore di stili diversi e lontani. Cosa ha significato la esperienza in Messico e quali sono gli artisti di cui ha subito di più il fascino?</text:span></text:p>
      <text:p text:style-name="Standard"><text:span text:style-name="T8"><text:s/>Molto, anche perché l’ho vissuto circondato da amici e professionisti, quindi mi ha fatto sentire come a casa .Inoltre è un paese reattivo e disponibile al confronto in arte, per quanto ho potuto vedere. </text:span></text:p>
      <text:p text:style-name="P4"/>
      <text:p text:style-name="Standard"><text:span text:style-name="T8">L’incontro con l’artista messicano Ricardo Motilla Moreno sembra essere stato determinante per lo studio e la lavorazione dell’alluminio, da cui è scaturita l’opera Acqua (2017), che ha ricevuto una menzione speciale dalla Giuria del Premio COMEL: “Lorenzo Galligani, con un pregevole utilizzo del metallo fuso, recupera la suggestione della scultura classica all’interno di un contesto fortemente allusivo in chiave concettuale. L’opera presenta infatti una singolare tensione segnaletica, alludendo forse ad un rispecchiamento psicologico, espresso simbolicamente in uno spazio naturalistico.” (Giorgio Agnisola) </text:span></text:p>
      <text:p text:style-name="Standard"><text:span text:style-name="T8">Ricardo è una di quelle persone che danno senza che tu chieda, un vero amico e un grande artista.</text:span></text:p>
      <text:p text:style-name="Standard"><text:span text:style-name="T8">Il critico d’arte Giorgio Agnisola ha anche detto dell’opera: “[…] l’indice puntato della mano evoca il contatto primitivo di Adamo con la scintilla divina della creazione. In questa ambigua allusione sembra di leggere il richiamo, complice la lucentezza del metallo, al principio generatore e naturale della vita.” Creare arte è una connessione spirituale continua? </text:span></text:p>
      <text:p text:style-name="Standard"><text:span text:style-name="T8">Quando riesce si, durante il cammino è più che altro passione e dubbi da sciogliere.</text:span></text:p>
      <text:p text:style-name="P4"/>
      <text:p text:style-name="Standard"><text:span text:style-name="T8"><text:s/>Dopo anni di esperienza come insegnante di scultura, nel 2013 diventa Direttore dell’Accademia Galligani, una scuola che è un importante punto di riferimento a Firenze per tutti coloro che vogliano apprendere le tecniche tradizionali della lavorazione del marmo. Cosa incoraggia la decisione di creare questo spazio ideale per i futuri artisti? </text:span></text:p>
      <text:p text:style-name="Standard"><text:span text:style-name="T8">È importante sapere quando si sente la necessità di esprimersi che non si è soli, che si può dialogare e creare una proprio linguaggio confrontandosi con la storia e con le persone che condividono con noi il presente.</text:span></text:p>
      <text:p text:style-name="P4"><text:soft-page-break/></text:p>
      <text:p text:style-name="Standard"><text:span text:style-name="T8">Nella presentazione dedicata all’Accademia, spiega che le tecniche manuali insegnate (con l’uso di mazzuolo e scalpelli), consentono agli allievi un’espressione più completa e una migliore consapevolezza nella progettualità. Vengono impiegate la pietra serena (arenaria tipica del comprensorio toscano) e il marmo di Carrara. Il metodo tradizionale vince la tecnologia? O state cercando una sintesi?</text:span></text:p>
      <text:p text:style-name="Standard"><text:span text:style-name="T8">Attraverso le tecniche classiche si può far comprendere meglio quali sono le possibilità per raggiungere quanto si vuole ottenere, questo perché il lavoro manuale richiede attenzione, ottimizzazione dei tempi e delle energie, conoscenza del linguaggio e dei materiali. Così si può mostrare una panoramica di tutto il percorso. <text:s/>Il fattore tempo, che ha probabilmente spinto a inventare nuove soluzioni tecnologiche per ridurlo insieme alla fatica, non è in fase di apprendimento un nemico, e forse non lo è mai quando si crea-</text:span></text:p>
      <text:p text:style-name="Standard"><text:span text:style-name="T8">Ad esempio, una volta imparato l’alfabeto e a leggere e scrivere, si fa poesia, e una volta che si è imparato a leggere e scrivere musica si compone. Chi conosce abbastanza bene entrambe magari fa anche il cantautore. Ci vuole tempo per conoscersi e capire ciò di cui si ha bisogno, delegare alla tecnologia ha senso quando si conosce l’intero percorso creativo dell’opera.</text:span></text:p>
      <text:p text:style-name="Standard"><text:span text:style-name="T8"><text:s/></text:span></text:p>
      <text:p text:style-name="Standard"><text:span text:style-name="T8">Pietra, legno, marmo e anche alluminio, costituiscono gli elementi delle sue creazioni. Qual è il rapporto con ciascuno di questi materiali? E cosa le piace raffigurare? </text:span></text:p>
      <text:p text:style-name="Standard"><text:span text:style-name="T8">Scelgo il materiale che più mi permette di avvicinarmi a quello che mi interessa dire, dato che ognuno porta con sé vantaggi e limitazioni. Il marmo comunque è il primo amore.</text:span></text:p>
      <text:p text:style-name="Standard"><text:span text:style-name="T8">Adesso in particolar modo sto lavorando con resine, sono divertenti per sperimentare.</text:span></text:p>
      <text:p text:style-name="Standard"><text:span text:style-name="T8">Dal Colosseo alla Basilica di S. Croce a Firenze, sono diversi i restauri di opere e strutture notevoli in cui ha portato il suo contributo. Di quale opera conserva il ricordo del restauro più coinvolgente e perché? </text:span></text:p>
      <text:p text:style-name="Standard"><text:span text:style-name="T8">Ogni cantiere ha avuto il suo fascino, devo dire che il Colosseo, anche solo per il fatto che ho dovuto trasferirmi a Roma per un periodo, è stato importante. In più essendo stato quel cantiere un progetto pilota, ha dato modo di sviluppare soluzioni interessanti e innova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ourier New" svg:font-family="'Courier New'" style:font-adornments="Standard"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Arial Narrow" fo:font-size="22pt" style:font-size-asian="22pt" style:font-size-complex="22pt"/>
    </style:style>
    <style:page-layout style:name="Mpm1">
      <style:page-layout-properties fo:page-width="21.001cm" fo:page-height="29.7cm" style:num-format="1" style:print-orientation="portrait" fo:margin-top="1.249cm" fo:margin-bottom="2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MT1">LORENZO GALLIGAN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 galligani</meta:initial-creator>
    <dc:creator>lorenzo g</dc:creator>
    <meta:editing-cycles>2</meta:editing-cycles>
    <meta:print-date>2017-04-10T16:49:00</meta:print-date>
    <meta:creation-date>2022-03-25T10:39:00</meta:creation-date>
    <dc:date>2024-02-17T10:05:42.57</dc:date>
    <meta:editing-duration>PT1S</meta:editing-duration>
    <meta:generator>OpenOffice/4.1.14$Win32 OpenOffice.org_project/4114m1$Build-9811</meta:generator>
    <meta:document-statistic meta:table-count="0" meta:image-count="0" meta:object-count="0" meta:page-count="7" meta:paragraph-count="104" meta:word-count="4348" meta:character-count="274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